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76cc" officeooo:paragraph-rsid="001576cc"/>
    </style:style>
    <style:style style:name="P2" style:family="paragraph" style:parent-style-name="Standard">
      <style:text-properties officeooo:rsid="001576cc" officeooo:paragraph-rsid="001d346f"/>
    </style:style>
    <style:style style:name="P3" style:family="paragraph" style:parent-style-name="Standard">
      <style:text-properties fo:font-size="16pt" fo:font-weight="bold" officeooo:rsid="001576cc" officeooo:paragraph-rsid="001576cc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576cc" officeooo:paragraph-rsid="001d33ee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f6eb" officeooo:paragraph-rsid="001d33e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fo:font-weight="normal" officeooo:rsid="001576cc" officeooo:paragraph-rsid="001576c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71788" officeooo:paragraph-rsid="00171788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ba6b9" officeooo:paragraph-rsid="001d33ee" style:font-size-asian="10.5pt" style:font-weight-asian="normal" style:font-size-complex="12pt" style:font-weight-complex="normal"/>
    </style:style>
    <style:style style:name="P9" style:family="paragraph" style:parent-style-name="Standard">
      <style:text-properties officeooo:paragraph-rsid="001d33ee"/>
    </style:style>
    <style:style style:name="P10" style:family="paragraph" style:parent-style-name="Standard">
      <style:text-properties officeooo:paragraph-rsid="001d346f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text-properties fo:font-size="12pt" fo:font-weight="normal" officeooo:rsid="001ba6b9" officeooo:paragraph-rsid="001d33e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d33ee" officeooo:paragraph-rsid="001d33e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71788" officeooo:paragraph-rsid="0017178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6pt" fo:font-weight="bold" officeooo:rsid="001576cc" officeooo:paragraph-rsid="001e754b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1576cc" officeooo:paragraph-rsid="001d33ee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171788" officeooo:paragraph-rsid="001e754b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17f6eb" officeooo:paragraph-rsid="001d33ee" style:font-size-asian="16pt" style:font-weight-asian="bold" style:font-size-complex="16pt" style:font-weight-complex="bold"/>
    </style:style>
    <style:style style:name="P19" style:family="paragraph" style:parent-style-name="Standard">
      <style:text-properties officeooo:rsid="001576cc" officeooo:paragraph-rsid="001576cc"/>
    </style:style>
    <style:style style:name="P20" style:family="paragraph" style:parent-style-name="Standard">
      <style:text-properties officeooo:rsid="001576cc" officeooo:paragraph-rsid="001e754b"/>
    </style:style>
    <style:style style:name="P21" style:family="paragraph" style:parent-style-name="Standard">
      <style:paragraph-properties fo:text-align="center" style:justify-single-word="false"/>
      <style:text-properties fo:font-size="28pt" fo:font-weight="bold" officeooo:rsid="001e6646" officeooo:paragraph-rsid="001e754b" style:font-size-asian="28pt" style:font-weight-asian="bold" style:font-size-complex="28pt" style:font-weight-complex="bold"/>
    </style:style>
    <style:style style:name="P22" style:family="paragraph" style:parent-style-name="Standard">
      <style:text-properties officeooo:rsid="001e6646" officeooo:paragraph-rsid="001e754b"/>
    </style:style>
    <style:style style:name="P23" style:family="paragraph" style:parent-style-name="Standard">
      <style:text-properties officeooo:rsid="00171788" officeooo:paragraph-rsid="001e754b"/>
    </style:style>
    <style:style style:name="P24" style:family="paragraph" style:parent-style-name="Standard">
      <style:paragraph-properties fo:text-align="center" style:justify-single-word="false"/>
      <style:text-properties officeooo:paragraph-rsid="001e754b"/>
    </style:style>
    <style:style style:name="P25" style:family="paragraph" style:parent-style-name="Standard">
      <style:text-properties officeooo:rsid="0001b652" officeooo:paragraph-rsid="001e754b"/>
    </style:style>
    <style:style style:name="P26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4pt" fo:font-weight="normal" officeooo:rsid="001e6646" officeooo:paragraph-rsid="001e754b" style:font-name-asian="Liberation Serif1" style:font-size-asian="14pt" style:font-weight-asian="normal" style:font-name-complex="Liberation Serif1" style:font-size-complex="14pt" style:font-weight-complex="bold"/>
    </style:style>
    <style:style style:name="P27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font-size="14pt" officeooo:paragraph-rsid="001e754b" style:font-size-asian="14pt" style:font-size-complex="14pt"/>
    </style:style>
    <style:style style:name="P28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fo:font-size="16pt" fo:font-weight="bold" officeooo:rsid="0017f6eb" officeooo:paragraph-rsid="001e754b" style:font-size-asian="16pt" style:font-weight-asian="bold" style:font-size-complex="16pt" style:font-weight-complex="bold"/>
    </style:style>
    <style:style style:name="P29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fo:font-size="12pt" fo:font-weight="normal" officeooo:rsid="00171788" officeooo:paragraph-rsid="001e754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.423cm" fo:margin-bottom="0.212cm" loext:contextual-spacing="false" fo:line-height="100%" fo:text-align="start" style:justify-single-word="false" style:writing-mode="lr-tb"/>
      <style:text-properties fo:color="#000000" style:font-name="Liberation Sans" fo:font-size="20pt" style:text-underline-style="solid" style:text-underline-width="auto" style:text-underline-color="font-color" fo:font-weight="bold" officeooo:rsid="0001b652" officeooo:paragraph-rsid="001e754b" style:font-name-asian="Liberation Sans2" style:font-size-asian="20pt" style:font-weight-asian="bold" style:font-name-complex="Liberation Sans2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7f6eb"/>
    </style:style>
    <style:style style:name="T4" style:family="text">
      <style:text-properties fo:font-size="12pt" fo:font-weight="normal" officeooo:rsid="001ba6b9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d33ee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d346f" style:font-size-asian="10.5pt" style:font-weight-asian="normal" style:font-size-complex="12pt" style:font-weight-complex="normal"/>
    </style:style>
    <style:style style:name="T7" style:family="text">
      <style:text-properties fo:font-size="12pt" officeooo:rsid="0001b652" style:font-size-asian="12pt" style:font-size-complex="12pt"/>
    </style:style>
    <style:style style:name="T8" style:family="text">
      <style:text-properties officeooo:rsid="001d33ee"/>
    </style:style>
    <style:style style:name="T9" style:family="text">
      <style:text-properties officeooo:rsid="001d346f"/>
    </style:style>
    <style:style style:name="T10" style:family="text">
      <style:text-properties fo:color="#000000" style:font-name="Liberation Serif" fo:font-size="12pt" fo:font-style="normal" fo:font-weight="normal" officeooo:rsid="0001b652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11" style:family="text">
      <style:text-properties fo:color="#000000" style:font-name="Liberation Serif" fo:font-size="12pt" fo:font-style="normal" fo:font-weight="normal" officeooo:rsid="0005b306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12" style:family="text">
      <style:text-properties fo:color="#000000" style:font-name="Liberation Serif" fo:font-size="12pt" fo:font-style="normal" fo:font-weight="normal" officeooo:rsid="001e6646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13" style:family="text">
      <style:text-properties fo:color="#000000" style:font-name="Liberation Serif" fo:font-weight="normal" officeooo:rsid="001e6646" style:font-name-asian="Liberation Serif1" style:font-weight-asian="normal" style:font-name-complex="Liberation Serif1" style:font-weight-complex="bold"/>
    </style:style>
    <style:style style:name="T14" style:family="text">
      <style:text-properties fo:color="#000000" style:font-name="Liberation Serif" fo:font-weight="normal" officeooo:rsid="0001b652" style:font-name-asian="Liberation Serif1" style:font-weight-asian="normal" style:font-name-complex="Liberation Serif1" style:font-weight-complex="bold"/>
    </style:style>
    <style:style style:name="T15" style:family="text">
      <style:text-properties fo:color="#000000" style:font-name="Liberation Serif" fo:font-size="20pt" style:text-underline-style="solid" style:text-underline-width="auto" style:text-underline-color="font-color" fo:font-weight="bold" officeooo:rsid="0006495c" style:font-name-asian="Liberation Serif1" style:font-size-asian="20pt" style:font-weight-asian="bold" style:font-name-complex="Liberation Serif1" style:font-size-complex="20pt" style:font-weight-complex="bold"/>
    </style:style>
    <style:style style:name="T16" style:family="text">
      <style:text-properties fo:color="#000000" style:font-name="Liberation Serif" fo:font-size="20pt" style:text-underline-style="solid" style:text-underline-width="auto" style:text-underline-color="font-color" fo:font-weight="bold" officeooo:rsid="0001b652" style:font-name-asian="Liberation Serif1" style:font-size-asian="20pt" style:font-weight-asian="bold" style:font-name-complex="Liberation Serif1" style:font-size-complex="20pt" style:font-weight-complex="bold"/>
    </style:style>
    <style:style style:name="T17" style:family="text">
      <style:text-properties fo:color="#000000" style:font-name="Liberation Serif" fo:font-size="20pt" fo:language="zxx" fo:country="none" style:text-underline-style="solid" style:text-underline-width="auto" style:text-underline-color="font-color" fo:font-weight="bold" officeooo:rsid="001e6646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18" style:family="text">
      <style:text-properties officeooo:rsid="001e754b"/>
    </style:style>
    <style:style style:name="T19" style:family="text">
      <style:text-properties fo:font-size="28pt" fo:font-weight="bold" officeooo:rsid="001e6646" style:font-size-asian="28pt" style:font-weight-asian="bold" style:font-size-complex="28pt" style:font-weight-complex="bold"/>
    </style:style>
    <style:style style:name="T20" style:family="text">
      <style:text-properties fo:font-size="28pt" fo:font-weight="bold" officeooo:rsid="001e754b" style:font-size-asian="28pt" style:font-weight-asian="bold" style:font-size-complex="28pt" style:font-weight-complex="bold"/>
    </style:style>
    <style:style style:name="T21" style:family="text">
      <style:text-properties officeooo:rsid="0001b652"/>
    </style:style>
    <style:style style:name="T22" style:family="text">
      <style:text-properties fo:color="#0000ff" style:font-name="Liberation Serif" fo:font-size="12pt" style:text-underline-style="solid" style:text-underline-width="auto" style:text-underline-color="font-color" fo:font-weight="normal" officeooo:rsid="0001b652" style:font-name-asian="Liberation Serif1" style:font-size-asian="12pt" style:font-weight-asian="normal" style:font-name-complex="Liberation Serif1"/>
    </style:style>
    <style:style style:name="T23" style:family="text">
      <style:text-properties fo:color="#0000ff" style:font-name="Liberation Serif" fo:font-size="12pt" style:text-underline-style="solid" style:text-underline-width="auto" style:text-underline-color="font-color" fo:font-weight="normal" officeooo:rsid="000956a8" style:font-name-asian="Liberation Serif1" style:font-size-asian="12pt" style:font-weight-asian="normal" style:font-name-complex="Liberation Serif1"/>
    </style:style>
    <style:style style:name="T24" style:family="text">
      <style:text-properties fo:color="#0000ff" style:font-name="Liberation Serif" fo:font-size="12pt" style:text-underline-style="solid" style:text-underline-width="auto" style:text-underline-color="font-color" fo:font-weight="normal" officeooo:rsid="0001b652" style:font-name-asian="Liberation Serif1" style:font-size-asian="12pt" style:font-weight-asian="normal" style:font-name-complex="Liberation Serif1" style:font-size-complex="12pt"/>
    </style:style>
    <style:style style:name="T25" style:family="text">
      <style:text-properties fo:color="#0000ff" style:font-name="Liberation Serif" fo:font-size="12pt" style:text-underline-style="solid" style:text-underline-width="auto" style:text-underline-color="font-color" fo:font-weight="normal" officeooo:rsid="000956a8" style:font-name-asian="Liberation Serif1" style:font-size-asian="12pt" style:font-weight-asian="normal" style:font-name-complex="Liberation Serif1" style:font-size-complex="12pt"/>
    </style:style>
    <style:style style:name="T26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1e6646" style:font-name-asian="Liberation Serif1" style:font-size-asian="12pt" style:language-asian="zxx" style:country-asian="none" style:font-weight-asian="normal" style:font-name-complex="Liberation Serif1" style:language-complex="zxx" style:country-complex="none"/>
    </style:style>
    <style:style style:name="T27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1e6646" style:font-name-asian="Liberation Serif1" style:font-size-asian="12pt" style:language-asian="zxx" style:country-asian="none" style:font-weight-asian="normal" style:font-name-complex="Liberation Serif1" style:font-size-complex="12pt" style:language-complex="zxx" style:country-complex="none"/>
    </style:style>
    <style:style style:name="T28" style:family="text">
      <style:text-properties fo:color="#0000ff" style:font-name="Liberation Serif" fo:font-size="12pt" style:text-underline-style="none" fo:font-weight="normal" officeooo:rsid="0005b306" style:font-name-asian="Liberation Serif1" style:font-size-asian="12pt" style:font-weight-asian="normal" style:font-name-complex="Liberation Serif1"/>
    </style:style>
    <style:style style:name="T29" style:family="text">
      <style:text-properties fo:color="#0000ff" style:font-name="Liberation Serif" fo:font-size="12pt" style:text-underline-style="none" fo:font-weight="normal" officeooo:rsid="0005b306" style:font-name-asian="Liberation Serif1" style:font-size-asian="12pt" style:font-weight-asian="normal" style:font-name-complex="Liberation Serif1" style:font-size-complex="12pt"/>
    </style:style>
    <style:style style:name="T30" style:family="text">
      <style:text-properties fo:color="#0000ff" style:font-name="Liberation Serif" style:text-underline-style="solid" style:text-underline-width="auto" style:text-underline-color="font-color" fo:font-weight="normal" officeooo:rsid="0001b652" style:font-name-asian="Liberation Serif1" style:font-weight-asian="normal" style:font-name-complex="Liberation Serif1"/>
    </style:style>
    <style:style style:name="T31" style:family="text">
      <style:text-properties fo:color="#0000ff" style:font-name="Liberation Serif" style:text-underline-style="solid" style:text-underline-width="auto" style:text-underline-color="font-color" fo:font-weight="normal" officeooo:rsid="000956a8" style:font-name-asian="Liberation Serif1" style:font-weight-asian="normal" style:font-name-complex="Liberation Serif1"/>
    </style:style>
    <style:style style:name="T32" style:family="text">
      <style:text-properties fo:color="#0000ff" style:font-name="Liberation Serif" fo:language="zxx" fo:country="none" style:text-underline-style="solid" style:text-underline-width="auto" style:text-underline-color="font-color" fo:font-weight="normal" officeooo:rsid="001e6646" style:font-name-asian="Liberation Serif1" style:language-asian="zxx" style:country-asian="none" style:font-weight-asian="normal" style:font-name-complex="Liberation Serif1" style:language-complex="zxx" style:country-complex="none"/>
    </style:style>
    <style:style style:name="T33" style:family="text">
      <style:text-properties fo:color="#0000ff" style:font-name="Liberation Serif" style:text-underline-style="none" fo:font-weight="normal" officeooo:rsid="0005b306" style:font-name-asian="Liberation Serif1" style:font-weight-asian="normal" style:font-name-complex="Liberation Seri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1"/>
      <text:p text:style-name="P21"/>
      <text:p text:style-name="P21">Fichier de configuration NAGIOS</text:p>
      <text:p text:style-name="P24"><text:span text:style-name="T19">Serveur de </text:span><text:span text:style-name="T20">production</text:span></text:p>
      <text:p text:style-name="P22"/>
      <text:p text:style-name="P22"/>
      <text:p text:style-name="P15"/>
      <text:p text:style-name="P15"/>
      <text:p text:style-name="P26"/>
      <text:p text:style-name="P26"/>
      <text:p text:style-name="P27"><text:span text:style-name="T13">R</text:span><text:span text:style-name="T14">édigée par : KEVIN SOUSA<text:tab/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7"><text:span text:style-name="T10">Version: </text:span><text:span text:style-name="T11">1</text:span><text:span text:style-name="T10"><text:tab/><text:tab/><text:tab/><text:tab/><text:tab/><text:tab/><text:tab/><text:tab/><text:tab/><text:tab/> <text:s/>Date: </text:span><text:span text:style-name="T12">09</text:span><text:span text:style-name="T10">/0</text:span><text:span text:style-name="T12">2</text:span><text:span text:style-name="T10">/202</text:span><text:span text:style-name="T12">1</text:span></text:p>
      <text:p text:style-name="P3"><text:soft-page-break/></text:p>
      <text:p text:style-name="P5"/>
      <text:p text:style-name="P30">Table des matières</text:p>
      <text:p text:style-name="P25"/>
      <text:p text:style-name="P25"/>
      <text:p text:style-name="P25"/>
      <text:p text:style-name="P25"/>
      <text:p text:style-name="P28"><text:a xlink:type="simple" xlink:href="#__RefHeading___Toc105_1331172400" text:style-name="Internet_20_link" text:visited-style-name="Visited_20_Internet_20_Link"><text:span text:style-name="Internet_20_link"><text:span text:style-name="T7">I </text:span></text:span></text:a><text:span text:style-name="Internet_20_link"><text:span text:style-name="T24">-</text:span></text:span><text:span text:style-name="Internet_20_link"><text:span text:style-name="T27">Configuration fichier nrpe</text:span></text:span><text:span text:style-name="Internet_20_link"><text:span text:style-name="T29">................................................................................................................</text:span></text:span><text:span text:style-name="Internet_20_link"><text:span text:style-name="T25">3</text:span></text:span></text:p>
      <text:p text:style-name="P5"/>
      <text:p text:style-name="P5"/>
      <text:p text:style-name="P5"/>
      <text:p text:style-name="P4"/>
      <text:p text:style-name="P3"/>
      <text:p text:style-name="P3"/>
      <text:p text:style-name="P3"/>
      <text:p text:style-name="P3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9"><text:span text:style-name="Internet_20_link"><text:span text:style-name="T15"/></text:span></text:p>
      <text:p text:style-name="P29"><text:span text:style-name="Internet_20_link"><text:span text:style-name="T15">I</text:span></text:span><text:a xlink:type="simple" xlink:href="#__RefHeading___Toc105_1331172400" text:style-name="Internet_20_link" text:visited-style-name="Visited_20_Internet_20_Link"><text:span text:style-name="Internet_20_link"><text:span text:style-name="T21"> </text:span></text:span></text:a><text:span text:style-name="Internet_20_link"><text:span text:style-name="T16">-</text:span></text:span><text:span text:style-name="Internet_20_link"><text:span text:style-name="T17">Configuration fichier nrpe</text:span></text:span></text:p>
      <text:p text:style-name="P7"/>
      <text:p text:style-name="P7"/>
      <text:p text:style-name="P7">installation nagios core <text:span text:style-name="T3">+ plugins</text:span></text:p>
      <text:p text:style-name="P6">installation de nrpe</text:p>
      <text:p text:style-name="P6"/>
      <text:p text:style-name="P6">Dans /etc/nagios/nrpe.cfg</text:p>
      <text:p text:style-name="P6"/>
      <text:p text:style-name="P6">Ajouter ou modifier </text:p>
      <text:p text:style-name="P6"/>
      <text:p text:style-name="P1">allowed_hosts=192.168.0.2</text:p>
      <text:p text:style-name="P1"/>
      <text:p text:style-name="P20">dont_blame_nrpe=<text:span text:style-name="T18">0</text:span></text:p>
      <text:p text:style-name="P20"/>
      <text:p text:style-name="P2">command[check_<text:span text:style-name="T9">users</text:span>]=/usr/lib/nagios/plugins/check_<text:span text:style-name="T9">users -w 2 -c 5</text:span></text:p>
      <text:p text:style-name="P1">command[check_load]=/usr/lib/nagios/plugins/check_load -r -w ,15,,10,,02 -c .30,.25,.20</text:p>
      <text:p text:style-name="P1">command[check_sda2]=/usr/lib/nagios/plugins/check_disk -u MB -w 20% -c 10% -p /<text:span text:style-name="T1">dev/</text:span><text:span text:style-name="T2">sda2</text:span></text:p>
      <text:p text:style-name="P1">command[check__zombie_procs]=/usr/lib/nagios/plugins/check_procs -w 5 -c 10 -s Z</text:p>
      <text:p text:style-name="P1">command[check_mem]=/usr/lib/nagios/plugins/check_mem.pl -f -w 20 -c 10</text:p>
      <text:p text:style-name="P6">command[check_apt]=/usr/lib/nagios/plugins/check_ap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13:59:18.869000000</meta:creation-date>
    <dc:date>2021-02-09T22:27:26.829000000</dc:date>
    <meta:editing-duration>PT16M26S</meta:editing-duration>
    <meta:editing-cycles>3</meta:editing-cycles>
    <meta:generator>LibreOffice/6.4.3.2$Windows_X86_64 LibreOffice_project/747b5d0ebf89f41c860ec2a39efd7cb15b54f2d8</meta:generator>
    <meta:document-statistic meta:table-count="0" meta:image-count="0" meta:object-count="0" meta:page-count="3" meta:paragraph-count="20" meta:word-count="77" meta:character-count="889" meta:non-whitespace-character-count="819"/>
  </office:meta>
</office:document-meta>
</file>